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11.799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65cm" fo:min-width="11.803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299cm" svg:height="1.9cm" draw:transform="rotate (-1.5690509975429) translate (11.478cm 17.3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2.303cm" svg:height="1.9cm" draw:transform="rotate (-1.5690509975429) translate (11.48cm -0.005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1T14:07:59.803882873</meta:creation-date>
    <dc:date>2020-11-05T12:17:16.802300631</dc:date>
    <meta:editing-duration>PT54M47S</meta:editing-duration>
    <meta:editing-cycles>7</meta:editing-cycles>
    <meta:generator>LibreOffice/6.0.7.3$Linux_X86_64 LibreOffice_project/00m0$Build-3</meta:generator>
    <meta:document-statistic meta:object-count="2"/>
  </office:meta>
</office:document-meta>
</file>